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1" svg:font-family="Poppins" style:font-pitch="variable"/>
    <style:font-face style:name="Poppins2" svg:font-family="Poppins" style:font-adornments="Bold" style:font-pitch="variable"/>
    <style:font-face style:name="Poppins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28cm" fo:min-width="5.788cm"/>
      <style:paragraph-properties style:writing-mode="lr-tb"/>
    </style:style>
    <style:style style:name="gr2" style:family="graphic" style:parent-style-name="standard">
      <style:graphic-properties draw:fill="solid" draw:fill-color="#71d6e0" draw:textarea-horizontal-align="justify" draw:textarea-vertical-align="middle" draw:auto-grow-height="false" fo:min-height="7.834cm" fo:min-width="5.786cm"/>
      <style:paragraph-properties style:writing-mode="lr-tb"/>
    </style:style>
    <style:style style:name="gr3" style:family="graphic" style:parent-style-name="standard">
      <style:graphic-properties draw:fill="solid" draw:fill-color="#a0ff5f" draw:textarea-horizontal-align="justify" draw:textarea-vertical-align="middle" draw:auto-grow-height="false" fo:min-height="4.24cm" fo:min-width="5.788cm"/>
      <style:paragraph-properties style:writing-mode="lr-tb"/>
    </style:style>
    <style:style style:name="gr4" style:family="graphic" style:parent-style-name="standard">
      <style:graphic-properties draw:fill="solid" draw:fill-color="#dcddde" draw:textarea-horizontal-align="justify" draw:textarea-vertical-align="middle" draw:auto-grow-height="false" fo:min-height="2.355cm" fo:min-width="3.99cm"/>
      <style:paragraph-properties style:writing-mode="lr-tb"/>
    </style:style>
    <style:style style:name="gr5" style:family="graphic" style:parent-style-name="standard">
      <style:graphic-properties draw:fill="solid" draw:fill-color="#ffef8d" draw:textarea-horizontal-align="justify" draw:textarea-vertical-align="middle" draw:auto-grow-height="false" fo:min-height="1.656cm" fo:min-width="2.3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1d6e0"/>
      <style:paragraph-properties fo:text-align="center" style:writing-mode="lr-tb"/>
    </style:style>
    <style:style style:name="P3" style:family="paragraph">
      <loext:graphic-properties draw:fill="solid" draw:fill-color="#a0ff5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style:font-name="Poppins" fo:font-size="16pt" fo:font-style="normal" fo:font-weight="bold" style:font-size-asian="18pt" style:font-size-complex="18pt"/>
    </style:style>
    <style:style style:name="P5" style:family="paragraph">
      <loext:graphic-properties draw:fill="solid" draw:fill-color="#dcddde"/>
      <style:paragraph-properties fo:text-align="center" style:writing-mode="lr-tb"/>
      <style:text-properties style:font-name="Poppins" fo:font-size="16pt" fo:font-style="normal" fo:font-weight="bold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7" style:family="paragraph">
      <loext:graphic-properties draw:fill="solid" draw:fill-color="#ffef8d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style:font-name="Poppins2" fo:font-size="16pt" fo:font-weight="bold" style:font-size-asian="18pt" style:font-size-complex="18pt"/>
    </style:style>
    <style:style style:name="T2" style:family="text">
      <style:text-properties style:font-name="Poppins" fo:font-size="16pt" fo:font-weight="bold" style:font-size-asian="18pt" style:font-size-complex="18pt"/>
    </style:style>
    <style:style style:name="T3" style:family="text">
      <style:text-properties style:font-name="Poppins" fo:font-size="16pt" style:font-size-asian="18pt" style:font-size-complex="18pt"/>
    </style:style>
    <style:style style:name="T4" style:family="text">
      <style:text-properties style:font-name="Poppins" fo:font-size="16pt" fo:font-style="normal" fo:font-weight="bold" style:font-size-asian="18pt" style:font-size-complex="18pt"/>
    </style:style>
    <style:style style:name="T5" style:family="text">
      <style:text-properties style:font-name="Poppins" fo:font-size="16pt" fo:font-style="italic" fo:font-weight="bold" style:font-size-asian="18pt" style:font-size-complex="18pt"/>
    </style:style>
    <style:style style:name="T6" style:family="text">
      <style:text-properties style:font-name="Poppins" fo:font-size="14pt" fo:font-weight="bold" style:font-size-asian="18pt" style:font-size-complex="18pt"/>
    </style:style>
    <style:style style:name="T7" style:family="text">
      <style:text-properties style:font-name="Poppins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5.24cm" svg:x="8.62cm" svg:y="4.81cm">
          <text:p text:style-name="P1"><text:span text:style-name="T1">EA</text:span></text:p>
          <text:p text:style-name="P1"><text:span text:style-name="T1">S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88cm" svg:height="11.43cm" draw:transform="skewX (0.00506145483078356) translate (9.92cm 7.35cm)">
          <text:p text:style-name="P1"><text:span text:style-name="T2">RA</text:span><text:span text:style-name="T3"> ( partner pub )</text:span></text:p>
          <text:p text:style-name="P1"><text:span text:style-name="T2">RC</text:span><text:span text:style-name="T3"> ( SUSE pub )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89cm" svg:height="6.35cm" svg:x="11.16cm" svg:y="9.89cm">
          <text:p text:style-name="P1"><text:span text:style-name="T2">R</text:span><text:span text:style-name="T2">I</text:span></text:p>
          <text:p text:style-name="P1"><text:span text:style-name="T3">(</text:span><text:span text:style-name="T3"> </text:span><text:span text:style-name="T3">p</text:span><text:span text:style-name="T3">a</text:span><text:span text:style-name="T3">r</text:span><text:span text:style-name="T3">t</text:span><text:span text:style-name="T3">n</text:span><text:span text:style-name="T3">e</text:span><text:span text:style-name="T3">r</text:span><text:span text:style-name="T3"> </text:span><text:span text:style-name="T3">a</text:span><text:span text:style-name="T3">g</text:span><text:span text:style-name="T3">n</text:span><text:span text:style-name="T3">o</text:span><text:span text:style-name="T3">s</text:span><text:span text:style-name="T3">t</text:span><text:span text:style-name="T3">i</text:span><text:span text:style-name="T3">c</text:span><text:span text:style-name="T3"> </text:span><text:span text:style-name="T3">)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35cm" svg:height="3.683cm" svg:x="14.97cm" svg:y="13.827cm">
          <text:p text:style-name="P4"><text:span text:style-name="T4">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715cm" svg:height="3.81cm" svg:x="9.89cm" svg:y="13.7cm">
          <text:p text:style-name="P6"><text:span text:style-name="T1">B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9" draw:layer="layout" svg:width="8.255cm" svg:height="6.599cm" svg:x="1.635cm" svg:y="1.635cm">
          <draw:text-box>
            <text:p><text:span text:style-name="T5">Scope Legend :</text:span></text:p>
            <text:p><text:span text:style-name="T6">EA</text:span><text:span text:style-name="T7"> = Enterprise Architecture</text:span></text:p>
            <text:p text:style-name="P8"><text:span text:style-name="T6">SS</text:span><text:span text:style-name="T7"> = Solution Stack</text:span></text:p>
            <text:p text:style-name="P8"><text:span text:style-name="T6">RA</text:span><text:span text:style-name="T7"> = Reference Architecture</text:span></text:p>
            <text:p text:style-name="P8"><text:span text:style-name="T7">--------------------------</text:span></text:p>
            <text:p text:style-name="P8"><text:span text:style-name="T6">RC</text:span><text:span text:style-name="T7"> = Reference Configuration</text:span></text:p>
            <text:p text:style-name="P8"><text:span text:style-name="T6">RI</text:span><text:span text:style-name="T7"> = Reference Implementation</text:span></text:p>
            <text:p text:style-name="P8"><text:span text:style-name="T6">GS</text:span><text:span text:style-name="T7"> = Getting Started</text:span></text:p>
            <text:p text:style-name="P8"><text:span text:style-name="T6">BP</text:span><text:span text:style-name="T7"> = Best Practice</text:span></text:p>
          </draw:text-box>
        </draw:frame>
        <draw:frame draw:style-name="gr7" draw:text-style-name="P9" draw:layer="layout" svg:width="5.588cm" svg:height="3.114cm" svg:x="20.812cm" svg:y="16.875cm">
          <draw:text-box>
            <text:p><text:span text:style-name="T5">Flavor(s) :</text:span></text:p>
            <text:p><text:span text:style-name="T7">Proof-of-Concept</text:span></text:p>
            <text:p><text:span text:style-name="T7">Production</text:span></text:p>
            <text:p><text:span text:style-name="T7">Scaling up/out</text:span></text:p>
          </draw:text-box>
        </draw:frame>
        <draw:frame draw:style-name="gr8" draw:text-style-name="P9" draw:layer="layout" svg:width="8.255cm" svg:height="4.494cm" svg:x="1.635cm" svg:y="15.605cm">
          <draw:text-box>
            <text:p><text:span text:style-name="T5">BP Factor(s) :</text:span></text:p>
            <text:p><text:span text:style-name="T7">Automation</text:span></text:p>
            <text:p><text:span text:style-name="T7">Availability</text:span></text:p>
            <text:p><text:span text:style-name="T7">Integrity</text:span></text:p>
            <text:p><text:span text:style-name="T7">Performance</text:span></text:p>
            <text:p><text:span text:style-name="T7">Secur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1" svg:font-family="Poppins" style:font-pitch="variable"/>
    <style:font-face style:name="Poppins2" svg:font-family="Poppins" style:font-adornments="Bold" style:font-pitch="variable"/>
    <style:font-face style:name="Poppins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5T13:21:58.930545708</meta:creation-date>
    <dc:date>2021-06-23T14:41:23.716750741</dc:date>
    <meta:editing-duration>PT15H48M59S</meta:editing-duration>
    <meta:editing-cycles>7</meta:editing-cycles>
    <meta:generator>LibreOffice/7.1.4.2$Linux_X86_64 LibreOffice_project/10$Build-2</meta:generator>
    <meta:print-date>2021-06-23T16:51:43.645577791</meta:print-date>
    <meta:document-statistic meta:object-count="8"/>
  </office:meta>
</office:document-meta>
</file>